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20000013345826AB5D71C4C54.png" manifest:media-type="image/png"/>
  <manifest:file-entry manifest:full-path="Pictures/100002010000016B000000ED7E8BD6740B565B6C.png" manifest:media-type="image/png"/>
  <manifest:file-entry manifest:full-path="Pictures/10000201000001A50000011B3FBA83BAA922D449.png" manifest:media-type="image/png"/>
  <manifest:file-entry manifest:full-path="Pictures/10000201000001D500000158DC2FBC7BE30847ED.png" manifest:media-type="image/png"/>
  <manifest:file-entry manifest:full-path="Pictures/10000201000003B3000001553C0A3B95B7369D14.png" manifest:media-type="image/png"/>
  <manifest:file-entry manifest:full-path="Pictures/1000020100000368000000DD800E6C95291906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728in" svg:y="0.1146in" svg:width="6.6929in" svg:height="2.4098in" draw:z-index="0"><draw:image xlink:href="Pictures/10000201000003B3000001553C0A3B95B7369D14.png" xlink:type="simple" xlink:show="embed" xlink:actuate="onLoad" loext:mime-type="image/png"/></draw:frame><draw:frame draw:style-name="fr1" draw:name="Image4" text:anchor-type="paragraph" svg:x="0.048in" svg:y="8.1043in" svg:width="6.6929in" svg:height="1.6957in" draw:z-index="3"><draw:image xlink:href="Pictures/1000020100000368000000DD800E6C95291906E0.png" xlink:type="simple" xlink:show="embed" xlink:actuate="onLoad" loext:mime-type="image/png"/></draw:frame><draw:frame draw:style-name="fr1" draw:name="Image2" text:anchor-type="paragraph" svg:x="0.0346in" svg:y="2.5965in" svg:width="3.7811in" svg:height="2.4689in" draw:z-index="1"><draw:image xlink:href="Pictures/100002010000016B000000ED7E8BD6740B565B6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0.0165in" svg:y="0.0264in" svg:width="3.7472in" svg:height="2.7484in" draw:z-index="2"><draw:image xlink:href="Pictures/10000201000001D500000158DC2FBC7BE30847E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5" text:anchor-type="paragraph" svg:x="0.0134in" svg:y="0.0165in" svg:width="4.8543in" svg:height="3.198in" draw:z-index="4"><draw:image xlink:href="Pictures/10000201000001A50000011B3FBA83BAA922D44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0.0547in" svg:y="1.4075in" svg:width="4.8543in" svg:height="3.198in" draw:z-index="5"><draw:image xlink:href="Pictures/10000201000001D20000013345826AB5D71C4C5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4:12:37.489488922</meta:creation-date>
    <meta:generator>LibreOffice/6.0.7.3$Linux_X86_64 LibreOffice_project/00m0$Build-3</meta:generator>
    <dc:date>2020-01-31T14:44:54.473270624</dc:date>
    <meta:editing-duration>PT30S</meta:editing-duration>
    <meta:editing-cycles>1</meta:editing-cycles>
    <meta:document-statistic meta:table-count="0" meta:image-count="6" meta:object-count="0" meta:page-count="2" meta:paragraph-count="0" meta:word-count="0" meta:character-count="0" meta:non-whitespace-character-count="0"/>
  </office:meta>
</office:document-meta>
</file>